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Título2" style:family="paragraph"/>
    <style:style style:name="TableColumn4" style:family="table-column">
      <style:table-column-properties style:column-width="2.9493in"/>
    </style:style>
    <style:style style:name="TableColumn5" style:family="table-column">
      <style:table-column-properties style:column-width="2.9493in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" style:family="table-row">
      <style:table-row-properties/>
    </style:style>
    <style:style style:name="TableCell12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text-properties fo:font-weight="bold" style:font-weight-asian="bold"/>
    </style:style>
    <style:style style:name="P37" style:parent-style-name="Normal" style:family="paragraph">
      <style:text-properties fo:font-weight="bold" style:font-weight-asian="bold"/>
    </style:style>
    <style:style style:name="TableColumn39" style:family="table-column">
      <style:table-column-properties style:column-width="2.9493in"/>
    </style:style>
    <style:style style:name="TableColumn40" style:family="table-column">
      <style:table-column-properties style:column-width="2.9493in"/>
    </style:style>
    <style:style style:name="Table38" style:family="table">
      <style:table-properties style:width="5.8986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6" style:family="table-row">
      <style:table-row-properties/>
    </style:style>
    <style:style style:name="TableCell47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text-properties fo:font-weight="bold" style:font-weight-asian="bold"/>
    </style:style>
    <style:style style:name="TableColumn58" style:family="table-column">
      <style:table-column-properties style:column-width="2.9493in"/>
    </style:style>
    <style:style style:name="TableColumn59" style:family="table-column">
      <style:table-column-properties style:column-width="2.9493in"/>
    </style:style>
    <style:style style:name="Table57" style:family="table">
      <style:table-properties style:width="5.8986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6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65" style:family="table-row">
      <style:table-row-properties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9CC2E5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9CC2E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9CC2E5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" style:family="table-cell">
      <style:table-cell-properties fo:border="0.0069in solid #9CC2E5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Estudio de los seleccionados</text:h>
      <text:list text:style-name="LFO1" text:continue-numbering="true">
        <text:list-item>
          <text:p text:style-name="P2">Click Team Fusión</text:p>
        </text:list-item>
      </text:list>
      <text:p text:style-name="Normal">Click Team Fusion es un framework para la creación de videojuegos especializada en juegos 2D lanzado en el año<text:s/></text:p>
      <text:h text:style-name="Título3" text:outline-level="3">Requisitos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/>
          </table:table-cell>
        </table:table-row>
        <table:table-row table:style-name="TableRow11">
          <table:table-cell table:style-name="TableCell12">
            <text:p text:style-name="P13">Sistema Operativo</text:p>
          </table:table-cell>
          <table:table-cell table:style-name="TableCell14">
            <text:p text:style-name="P15">Mínimo Windows XP SP3, soportados Windows Vista, 7, 8 y 10</text:p>
          </table:table-cell>
        </table:table-row>
        <table:table-row table:style-name="TableRow16">
          <table:table-cell table:style-name="TableCell17">
            <text:p text:style-name="P18">Procesador</text:p>
          </table:table-cell>
          <table:table-cell table:style-name="TableCell19">
            <text:p text:style-name="P20">200Mhz* o mayor</text:p>
          </table:table-cell>
        </table:table-row>
        <table:table-row table:style-name="TableRow21">
          <table:table-cell table:style-name="TableCell22">
            <text:p text:style-name="P23">Memoria</text:p>
          </table:table-cell>
          <table:table-cell table:style-name="TableCell24">
            <text:p text:style-name="P25">256 MB de RAM</text:p>
          </table:table-cell>
        </table:table-row>
        <table:table-row table:style-name="TableRow26">
          <table:table-cell table:style-name="TableCell27">
            <text:p text:style-name="P28">Gráficos<text:s/></text:p>
          </table:table-cell>
          <table:table-cell table:style-name="TableCell29">
            <text:p text:style-name="P30">Mínimo Tarjeta Gráfica con soporte para Direct3D 9</text:p>
          </table:table-cell>
        </table:table-row>
        <table:table-row table:style-name="TableRow31">
          <table:table-cell table:style-name="TableCell32">
            <text:p text:style-name="P33">Otros</text:p>
          </table:table-cell>
          <table:table-cell table:style-name="TableCell34">
            <text:p text:style-name="P35">Conexión internet necesaria para la instalación, actualización y descarga del software.</text:p>
          </table:table-cell>
        </table:table-row>
      </table:table>
      <text:p text:style-name="Normal"/>
      <text:h text:style-name="Título3" text:outline-level="3">Estado</text:h>
      <text:p text:style-name="P36">Ultima actualización Febrero 2016</text:p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stado</text:p>
          </table:table-cell>
          <table:table-cell table:style-name="TableCell49">
            <text:p text:style-name="P50">Activo</text:p>
          </table:table-cell>
        </table:table-row>
        <table:table-row table:style-name="TableRow51">
          <table:table-cell table:style-name="TableCell52">
            <text:p text:style-name="P53">Última versión</text:p>
          </table:table-cell>
          <table:table-cell table:style-name="TableCell54">
            <text:p text:style-name="P55">2.5 Febrero 2016</text:p>
          </table:table-cell>
        </table:table-row>
      </table:table>
      <text:p text:style-name="P56"/>
      <text:h text:style-name="Título3" text:outline-level="3">Instalación</text:h>
      <text:h text:style-name="Título3" text:outline-level="3">Interfaz</text:h>
      <text:h text:style-name="Título3" text:outline-level="3">Funcionamiento</text:h>
      <text:h text:style-name="Título3" text:outline-level="3">Add-ons y módulos.</text:h>
      <text:h text:style-name="Título3" text:outline-level="3">Documentación, Tutoriales y Comunidad.</text:h>
      <text:h text:style-name="Título3" text:outline-level="3">Posibilidades de exportación.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Plataforma</text:p>
          </table:table-cell>
          <table:table-cell table:style-name="TableCell63">
            <text:p text:style-name="P64">Exportación</text:p>
          </table:table-cell>
        </table:table-row>
        <table:table-row table:style-name="TableRow65">
          <table:table-cell table:style-name="TableCell66">
            <text:p text:style-name="P67">Windows<text:s/></text:p>
          </table:table-cell>
          <table:table-cell table:style-name="TableCell68">
            <text:p text:style-name="P69">A partir de Windows XP SP3</text:p>
          </table:table-cell>
        </table:table-row>
        <table:table-row table:style-name="TableRow70">
          <table:table-cell table:style-name="TableCell71">
            <text:p text:style-name="P72">Android</text:p>
          </table:table-cell>
          <table:table-cell table:style-name="TableCell73">
            <text:p text:style-name="P74">SI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Normal"/>
      <text:h text:style-name="Título3" text:outline-level="3">Juegos desarrollados.</text:h>
      <text:p text:style-name="Normal">PC</text:p>
      <text:p text:style-name="P90">Five Nights at Freddy's 2 y proximamente el 3<text:s/><text:line-break/>Gauge<text:s/><text:line-break/>Slience of the Sleep<text:s/><text:line-break/>Knytt Underground<text:s/><text:line-break/><text:soft-page-break/>Sweey Gunner<text:s/><text:line-break/>Pitiri 1977<text:s/><text:line-break/>The Escapists<text:s/><text:line-break/>Spud's Quest<text:s/><text:line-break/>Freedom Planet<text:s/><text:line-break/>Angry Video Game Nerd Adventures<text:s/><text:line-break/>Five Nights at Freddy's<text:s/><text:line-break/>Dungeon Dashers<text:s/><text:line-break/>Really Big Sky<text:s/><text:line-break/>Nightsky<text:s/><text:line-break/>Saira<text:s/><text:line-break/>Faerie Solitaire<text:s/><text:line-break/>Noitu Love 2: Devolution<text:s/><text:line-break/>Lunnye Devitsy<text:s/><text:line-break/>Wake<text:s/><text:line-break/>Two Brothers<text:s/><text:line-break/>The Yawhg<text:s/><text:line-break/>Paradigm Shift<text:s/><text:line-break/>Oniken<text:s/><text:line-break/>Super Panda Adventure<text:s/><text:line-break/>The Desolate Hope<text:s/><text:line-break/>Wings of Vi</text:p>
      <text:p text:style-name="P91">IOs</text:p>
      <text:p text:style-name="P92">Slydrs[itunes.apple.com]<text:s/><text:line-break/>Slayin[itunes.apple.com]<text:s/><text:line-break/>Megacity HD[itunes.apple.com]<text:s/><text:line-break/>Vincere Totus Astrum[itunes.apple.com]<text:s/><text:line-break/>Awesome Land[itunes.apple.com]<text:s/><text:line-break/>Pocket Ninjas[itunes.apple.com]<text:s/><text:line-break/>Clash Force[itunes.apple.com]<text:s/><text:line-break/>Solar Rescue Densetsu[itunes.apple.com]<text:s/><text:line-break/>Epic Stack[itunes.apple.com]<text:s/><text:line-break/>Zorbie[itunes.apple.com]<text:s/><text:line-break/>Vubu[itunes.apple.com]<text:s/><text:line-break/>Take my Machete[itunes.apple.com]<text:s/><text:line-break/>Ba-Bomb![itunes.apple.com]<text:s/><text:line-break/>Nightmerica[itunes.apple.com]<text:s/><text:line-break/>Polyroll[itunes.apple.com]<text:s/><text:line-break/>Crazy Crab[itunes.apple.com]<text:s/><text:line-break/>The Hibachi Ninja[itunes.apple.com]<text:s/><text:line-break/>Sleigher[itunes.apple.com]<text:s/><text:line-break/>Social Pong[itunes.apple.com]</text:p>
      <text:p text:style-name="P93">Andoid</text:p>
      <text:p text:style-name="P94">MegaCity<text:s/><text:line-break/>Six O'clock High<text:s/><text:line-break/>Planet Wars<text:s/><text:line-break/><text:soft-page-break/>Murica Eagle<text:s/><text:line-break/>Manos: The Hand of Fate<text:s/><text:line-break/>Vincere Totus Astrum<text:s/><text:line-break/>Bar7's Slot Machine<text:s/><text:line-break/>Subdog Underwater Adventure<text:s/><text:line-break/>The Running Dead<text:s/><text:line-break/>Monkey Boots<text:s/><text:line-break/>Splat Cat<text:s/><text:line-break/>Space Rover<text:s/><text:line-break/>Awesome Land<text:s/><text:line-break/>Retro Eskimo<text:s/><text:line-break/>Ateroyd</text:p>
      <text:h text:style-name="Título3" text:outline-level="3">Licencias.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sanchez</meta:initial-creator>
    <dc:creator>oscar sanchez</dc:creator>
    <meta:creation-date>2016-11-04T11:47:00Z</meta:creation-date>
    <dc:date>2016-11-04T13:49:00Z</dc:date>
    <meta:template xlink:href="Normal" xlink:type="simple"/>
    <meta:editing-cycles>1</meta:editing-cycles>
    <meta:editing-duration>PT7320S</meta:editing-duration>
    <meta:document-statistic meta:page-count="3" meta:paragraph-count="4" meta:word-count="320" meta:character-count="2081" meta:row-count="14" meta:non-whitespace-character-count="1765"/>
  </office:meta>
</office:document-meta>
</file>